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title">
      <style:graphic-properties draw:fill-color="#ffffff" draw:auto-grow-height="true" fo:min-height="3.178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r11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3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text-indent="0cm"/>
      <style:text-properties fo:color="#23ff23" fo:font-size="20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text:enable-numbering="false" fo:margin-left="3.6cm" fo:margin-right="0cm" fo:text-indent="-0.6cm"/>
    </style:style>
    <style:style style:name="P13" style:family="paragraph">
      <style:paragraph-properties text:enable-numbering="true" fo:margin-left="1.2cm" fo:margin-right="0cm" fo:text-indent="-0.9cm"/>
    </style:style>
    <style:style style:name="T1" style:family="text">
      <style:text-properties fo:font-size="28pt" style:font-size-asian="32pt" style:font-size-complex="32pt"/>
    </style:style>
    <style:style style:name="T2" style:family="text">
      <style:text-properties fo:color="#ffff00"/>
    </style:style>
    <style:style style:name="T3" style:family="text">
      <style:text-properties fo:color="#ff8080" fo:font-size="20pt" fo:font-weight="bold" style:font-size-asian="22pt" style:font-weight-asian="bold" style:font-size-complex="22pt" style:font-weight-complex="bold"/>
    </style:style>
    <style:style style:name="T4" style:family="text">
      <style:text-properties fo:color="#23ff23"/>
    </style:style>
    <style:style style:name="T5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ffff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cccc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6pt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23ff23" fo:font-size="20pt" fo:font-weight="bold"/>
    </style:style>
    <style:style style:name="T13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00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list operations</presentation:footer-decl>
      <presentation:footer-decl presentation:name="ftr2">CMPTxxxx</presentation:footer-decl>
      <presentation:date-time-decl presentation:name="dtd1" presentation:source="fixed">5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ython List Operation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5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Quiz 2<text:tab/><text:tab/><text:tab/><text:span text:style-name="T1">20 pts, 10 min</text:span></text:p>
          </draw:text-box>
        </draw:frame>
        <draw:frame presentation:style-name="pr5" draw:id="id6" draw:layer="layout" svg:width="25.199cm" svg:height="14.69cm" svg:x="1.4cm" svg:y="4.507cm" presentation:class="outline" presentation:user-transformed="true">
          <draw:text-box>
            <text:list text:style-name="L2">
              <text:list-item>
                <text:p>Describe (in words) each of the <text:span text:style-name="T2">five</text:span> program <text:span text:style-name="T2">structure</text:span>/<text:span text:style-name="T2">flow</text:span> abstractions covered in class<text:tab/> <text:span text:style-name="T3">[10]</text:span></text:p>
                <text:list>
                  <text:list-item>
                    <text:p>For each one, name the <text:span text:style-name="T2">Python</text:span> language constructs we learned that implement that abstraction</text:p>
                  </text:list-item>
                  <text:list-item>
                    <text:p>(There is <text:span text:style-name="T2">one</text:span> abstraction for which we haven't learned the Python; write <text:span text:style-name="T2">N/A</text:span>)</text:p>
                  </text:list-item>
                </text:list>
              </text:list-item>
              <text:list-item>
                <text:p>Write a Python <text:span text:style-name="T2">function</text:span> that takes a parameter n and returns n-<text:span text:style-name="T2">factorial</text:span>: <text:span text:style-name="T4">n! = 1*2*3*...*(n-1)*n</text:span></text:p>
                <text:list>
                  <text:list-item>
                    <text:p>Need <text:span text:style-name="T2">docstring</text:span> and <text:span text:style-name="T2">pre</text:span>/<text:span text:style-name="T2">post</text:span>-<text:span text:style-name="T2">conditions</text:span></text:p>
                  </text:list-item>
                  <text:list-item>
                    <text:p>May not <text:span text:style-name="T2">import</text:span> anything<text:tab/><text:tab/><text:tab/><text:tab/><text:tab/><text:tab/> <text:span text:style-name="T3">[10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iz 2: answers #1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7">Describe each of the <text:span text:style-name="T2">five</text:span> program <text:span text:style-name="T2">structure</text:span>/<text:span text:style-name="T2">flow</text:span> abstractions covered in class<text:tab/> <text:span text:style-name="T3">[10]</text:span></text:p>
                <text:list>
                  <text:list-item>
                    <text:p text:id="id8"><text:span text:style-name="T2">Sequence</text:span>: one command after another. (<text:span text:style-name="T4">newline</text:span>)</text:p>
                  </text:list-item>
                  <text:list-item>
                    <text:p text:id="id9"><text:span text:style-name="T2">Selection</text:span>: either/or (<text:span text:style-name="T4">if</text:span>/<text:span text:style-name="T4">elif</text:span>/<text:span text:style-name="T4">else</text:span>)</text:p>
                  </text:list-item>
                  <text:list-item>
                    <text:p text:id="id10"><text:span text:style-name="T2">Repetition</text:span>: looping (<text:span text:style-name="T4">while</text:span>, <text:span text:style-name="T4">for</text:span>)</text:p>
                  </text:list-item>
                  <text:list-item>
                    <text:p text:id="id11"><text:span text:style-name="T2">Composition</text:span>: functions, subroutines (<text:span text:style-name="T4">def</text:span>)</text:p>
                  </text:list-item>
                  <text:list-item>
                    <text:p text:id="id12"><text:span text:style-name="T2">Parallelism</text:span>: doing several things at the same time (<text:span text:style-name="T4">N/A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iz 2: answers #2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13">Write a Python <text:span text:style-name="T2">function</text:span> that takes a parameter n and returns n-<text:span text:style-name="T2">factorial</text:span>: <text:span text:style-name="T4">n! = 1*2*3*...*(n-1)*n</text:span></text:p>
                <text:list>
                  <text:list-item>
                    <text:p text:id="id14">Iterative solution:</text:p>
                    <text:list>
                      <text:list-item>
                        <text:p text:id="id15"><text:span text:style-name="T5">def</text:span><text:span text:style-name="T6"> </text:span><text:span text:style-name="T7">factorial</text:span><text:span text:style-name="T6">(n):</text:span></text:p>
                        <text:list>
                          <text:list-item>
                            <text:p text:id="id16"><text:span text:style-name="T8">“””</text:span><text:span text:style-name="T8">Computes n-factorial.</text:span></text:p>
                          </text:list-item>
                          <text:list-item>
                            <text:p text:id="id17"><text:span text:style-name="T8">Pre: n must be an integer ≥ 0.</text:span></text:p>
                          </text:list-item>
                          <text:list-item>
                            <text:p text:id="id18"><text:span text:style-name="T8">Post: returns n! (integer).”””</text:span></text:p>
                          </text:list-item>
                          <text:list-item>
                            <text:p text:id="id19"><text:span text:style-name="T6">prod = 1</text:span></text:p>
                          </text:list-item>
                          <text:list-item>
                            <text:p text:id="id20"><text:span text:style-name="T5">for</text:span><text:span text:style-name="T6"> idx </text:span><text:span text:style-name="T5">in</text:span><text:span text:style-name="T6"> </text:span><text:span text:style-name="T9">range</text:span><text:span text:style-name="T6">(1,n+1):</text:span></text:p>
                            <text:list>
                              <text:list-item>
                                <text:p text:id="id21"><text:span text:style-name="T6">prod *= idx</text:span></text:p>
                              </text:list-item>
                            </text:list>
                          </text:list-item>
                          <text:list-item>
                            <text:p text:id="id22"><text:span text:style-name="T5">return</text:span><text:span text:style-name="T6"> pro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3" draw:layer="layout" svg:width="25.199cm" svg:height="3.178cm" svg:x="1cm" svg:y="0.337cm" presentation:class="title" presentation:user-transformed="true">
          <draw:text-box>
            <text:p text:style-name="P1"><text:span text:style-name="T10">What's on today</text:span>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Python</text:span>-specific list operations</text:p>
                <text:list>
                  <text:list-item>
                    <text:p text:style-name="P1"><text:span text:style-name="T2">Membership</text:span> (<text:span text:style-name="T4">in</text:span>)</text:p>
                  </text:list-item>
                  <text:list-item>
                    <text:p text:style-name="P1"><text:span text:style-name="T2">Concatenate</text:span> (<text:span text:style-name="T4">+</text:span>), <text:span text:style-name="T2">repeat</text:span> (<text:span text:style-name="T4">*</text:span>)</text:p>
                  </text:list-item>
                  <text:list-item>
                    <text:p text:style-name="P1"><text:span text:style-name="T2">Delete</text:span> (<text:span text:style-name="T4">del</text:span>), <text:span text:style-name="T2">slice</text:span> (<text:span text:style-name="T4">[s:e]</text:span>)</text:p>
                  </text:list-item>
                  <text:list-item>
                    <text:p text:style-name="P1"><text:span text:style-name="T2">Aliasing</text:span> vs. <text:span text:style-name="T2">copying</text:span> lists</text:p>
                  </text:list-item>
                </text:list>
              </text:list-item>
              <text:list-item>
                <text:p>Example: Using lists: <text:span text:style-name="T2">Sieve of Eratosthe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Multidimensional</text:span> arrays are simply arrays of arrays:</text:p>
              </text:list-item>
            </text:list>
            <text:p text:style-name="P6"><text:span text:style-name="T11">myMatrix = [ [0.0, 0.1, 0.2, 0.3],</text:span></text:p>
            <text:p text:style-name="P6"><text:span text:style-name="T11"><text:tab/></text:span><text:span text:style-name="T11"><text:tab/></text:span><text:span text:style-name="T11"><text:tab/></text:span><text:span text:style-name="T11"><text:tab/></text:span><text:span text:style-name="T11">[1.0, 1.1, 1.2, 1.3],</text:span></text:p>
            <text:p text:style-name="P6"><text:span text:style-name="T11"><text:tab/></text:span><text:span text:style-name="T11"><text:tab/></text:span><text:span text:style-name="T11"><text:tab/></text:span><text:span text:style-name="T11"><text:tab/></text:span><text:span text:style-name="T11">[2,0, 2.1, 2.2, 2.3] ]</text:span></text:p>
            <text:list text:continue-numbering="true" text:style-name="L2">
              <text:list-item>
                <text:p text:style-name="P1"><text:span text:style-name="T2">Accessing</text:span>:</text:p>
              </text:list-item>
            </text:list>
            <text:p text:style-name="P6"><text:span text:style-name="T11">myMatrix[1][2] = 1.2</text:span></text:p>
            <text:list text:continue-numbering="true" text:style-name="L2">
              <text:list-item>
                <text:p text:style-name="P1"><text:span text:style-name="T2">Row-major</text:span> convention:</text:p>
              </text:list-item>
            </text:list>
          </draw:text-box>
        </draw:frame>
        <draw:frame draw:style-name="gr2" draw:id="id2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id="id1" draw:layer="layout" svg:width="5.4cm" svg:height="1.072cm" svg:x="22.761cm" svg:y="13.928cm">
          <draw:text-box>
            <text:p text:style-name="P1"><text:span text:style-name="T12">myMatrix[1]</text:span></text:p>
          </draw:text-box>
        </draw:frame>
        <draw:connector draw:style-name="gr4" draw:text-style-name="P8" draw:layer="layout" draw:type="line" svg:x1="22.761cm" svg:y1="14.464cm" svg:x2="21.96cm" svg:y2="16.707cm" draw:start-shape="id1" draw:start-glue-point="3" draw:end-shape="id2" draw:end-glue-point="1" svg:d="m22761 14464-801 2243">
          <text:p/>
        </draw:connector>
        <draw:ellipse draw:style-name="gr5" draw:text-style-name="P8" draw:id="id4" draw:layer="layout" svg:width="1.905cm" svg:height="1.27cm" svg:x="18.215cm" svg:y="16.175cm">
          <text:p text:style-name="P1"/>
        </draw:ellipse>
        <draw:connector draw:style-name="gr6" draw:text-style-name="P8" draw:id="id24" draw:layer="layout" draw:type="curve" svg:x1="13.97cm" svg:y1="12.7cm" svg:x2="19.167cm" svg:y2="16.175cm" draw:start-shape="id3" draw:start-glue-point="1" draw:end-shape="id4" draw:end-glue-point="0" svg:d="m13970 12700c3465 0 5197 1158 5197 3475">
          <text:p text:style-name="P1"/>
        </draw:connector>
        <draw:ellipse draw:style-name="gr7" draw:text-style-name="P8" draw:id="id3" draw:layer="layout" svg:width="1.905cm" svg:height="1.27cm" svg:x="12.065cm" svg:y="12.065cm">
          <text:p text:style-name="P1"/>
        </draw:ellipse>
        <draw:ellipse draw:style-name="gr5" draw:text-style-name="P8" draw:id="id5" draw:layer="layout" svg:width="8.888cm" svg:height="1.27cm" svg:x="13.972cm" svg:y="16.175cm">
          <text:p text:style-name="P1"/>
        </draw:ellipse>
        <draw:connector draw:style-name="gr6" draw:text-style-name="P8" draw:id="id23" draw:layer="layout" draw:type="curve" svg:x1="25.461cm" svg:y1="15cm" svg:x2="22.86cm" svg:y2="16.81cm" draw:start-shape="id1" draw:start-glue-point="2" draw:end-shape="id5" draw:end-glue-point="1" svg:d="m25461 15000c0 1207-867 1810-2601 1810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6cm" presentation:class="title" presentation:user-transformed="true">
          <draw:text-box>
            <text:p text:style-name="P1">Iterating in multidim arrays</text:p>
          </draw:text-box>
        </draw:frame>
        <draw:frame presentation:style-name="pr11" draw:text-style-name="P12" draw:layer="layout" svg:width="25.199cm" svg:height="14.874cm" svg:x="1.4cm" svg:y="4.507cm" presentation:class="outline" presentation:user-transformed="true">
          <draw:text-box>
            <text:p text:style-name="P6"><text:span text:style-name="T13">def</text:span><text:span text:style-name="T14"> </text:span><text:span text:style-name="T15">matrix_average</text:span><text:span text:style-name="T14">(matrix):</text:span></text:p>
            <text:p text:style-name="P9"><text:span text:style-name="T16">"""Return the average value from the 2D matrix.</text:span></text:p>
            <text:p text:style-name="P9"><text:span text:style-name="T16">Pre: matrix must be a non-empty 2D array of scalar values."""</text:span></text:p>
            <text:p text:style-name="P9"><text:span text:style-name="T17">sum</text:span><text:span text:style-name="T18"> = 0</text:span></text:p>
            <text:p text:style-name="P9"><text:span text:style-name="T17">num_entries</text:span><text:span text:style-name="T18"> = 0</text:span></text:p>
            <text:p text:style-name="P9"><text:span text:style-name="T19">for</text:span><text:span text:style-name="T18"> </text:span><text:span text:style-name="T17">row</text:span><text:span text:style-name="T18"> in range(</text:span><text:span text:style-name="T19">len</text:span><text:span text:style-name="T18">(matrix)):</text:span></text:p>
            <text:p text:style-name="P10"><text:span text:style-name="T19">for</text:span><text:span text:style-name="T18"> </text:span><text:span text:style-name="T17">col</text:span><text:span text:style-name="T18"> in range(</text:span><text:span text:style-name="T19">len</text:span><text:span text:style-name="T18">(matrix[row])):</text:span></text:p>
            <text:p text:style-name="P11"><text:span text:style-name="T17">sum</text:span><text:span text:style-name="T18"> += matrix[</text:span><text:span text:style-name="T17">row</text:span><text:span text:style-name="T18">][</text:span><text:span text:style-name="T17">col</text:span><text:span text:style-name="T18">]</text:span></text:p>
            <text:p text:style-name="P10"><text:span text:style-name="T17">num_entries</text:span><text:span text:style-name="T18"> += </text:span><text:span text:style-name="T19">len</text:span><text:span text:style-name="T18">(matrix[row])</text:span></text:p>
            <text:p text:style-name="P9"><text:span text:style-name="T19">return</text:span><text:span text:style-name="T18"> </text:span><text:span text:style-name="T17">sum</text:span><text:span text:style-name="T18"> / </text:span><text:span text:style-name="T17">num_entries</text:span></text:p>
            <text:p text:style-name="P9"><text:span text:style-name="T16"/></text:p>
            <text:list text:style-name="L2">
              <text:list-item>
                <text:p text:style-name="P1">What if rows are not all equal length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6cm" presentation:class="title" presentation:user-transformed="true">
          <draw:text-box>
            <text:p text:style-name="P1">List operations (Python)</text:p>
          </draw:text-box>
        </draw:frame>
        <draw:frame presentation:style-name="pr10" draw:text-style-name="P13" draw:layer="layout" svg:width="25.199cm" svg:height="15.332cm" svg:x="1.4cm" svg:y="4.507cm" presentation:class="outline" presentation:user-transformed="true">
          <draw:text-box>
            <text:p text:style-name="P6"><text:span text:style-name="T20">myApples = [ "Fuji", "Gala", "Red Delicious" ]</text:span></text:p>
            <text:list text:style-name="L2">
              <text:list-item>
                <text:p text:style-name="P1">Test for list <text:span text:style-name="T2">membership</text:span>:</text:p>
              </text:list-item>
            </text:list>
            <text:p text:style-name="P6"><text:span text:style-name="T20">if "Fuji" in myApples: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# True</text:span></text:p>
            <text:list text:continue-numbering="true" text:style-name="L2">
              <text:list-item>
                <text:p text:style-name="P1"><text:span text:style-name="T2">Concatenate</text:span>:</text:p>
              </text:list-item>
            </text:list>
            <text:p text:style-name="P6"><text:span text:style-name="T20">[ 'a', 'b', 'c' ] + [ 'd', 'e' ]</text:span><text:span text:style-name="T20"><text:tab/></text:span></text:p>
            <text:list text:continue-numbering="true" text:style-name="L2">
              <text:list-item>
                <text:p text:style-name="P1"><text:span text:style-name="T2">Repeat</text:span>:</text:p>
              </text:list-item>
            </text:list>
            <text:p text:style-name="P6"><text:span text:style-name="T20">[ 'a', 'b', 'c' ] * 2</text:span></text:p>
            <text:list text:continue-numbering="true" text:style-name="L2">
              <text:list-item>
                <text:p text:style-name="P1"><text:span text:style-name="T2">Modify</text:span> list entries (mutable):</text:p>
              </text:list-item>
            </text:list>
            <text:p text:style-name="P6"><text:span text:style-name="T20">myApples[1] = "Braeburn"</text:span></text:p>
            <text:list text:continue-numbering="true" text:style-name="L2">
              <text:list-item>
                <text:p text:style-name="P1">Convert a <text:span text:style-name="T2">string</text:span> to a list of characters:</text:p>
              </text:list-item>
            </text:list>
            <text:p text:style-name="P6"><text:span text:style-name="T20">list("Hello World!")</text:span><text:span text:style-name="T20"><text:tab/></text:span><text:span text:style-name="T20"><text:tab/></text:span><text:span text:style-name="T21"># ['H', 'e', 'l', 'l', 'o', ...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Delete</text:span> an element of the list:</text:p>
              </text:list-item>
            </text:list>
            <text:p text:style-name="P6"><text:span text:style-name="T11">del myApples[1]</text:span><text:span text:style-name="T11"><text:tab/></text:span><text:span text:style-name="T13"># [ "Fuji", "Golden Delicious" ]</text:span></text:p>
            <text:list text:continue-numbering="true" text:style-name="L2">
              <text:list-item>
                <text:p text:style-name="P1">List <text:span text:style-name="T2">slice</text:span> (<text:span text:style-name="T22">start</text:span>:<text:span text:style-name="T22">end</text:span>):</text:p>
              </text:list-item>
            </text:list>
            <text:p text:style-name="P6"><text:span text:style-name="T11">myApples[0:1]</text:span><text:span text:style-name="T11"><text:tab/></text:span><text:span text:style-name="T11"><text:tab/></text:span><text:span text:style-name="T13"># [ "Fuji" ]</text:span></text:p>
            <text:list text:continue-numbering="true" text:style-name="L2">
              <text:list-item>
                <text:p text:style-name="P1">Assignment is <text:span text:style-name="T2">aliasing</text:span>:</text:p>
              </text:list-item>
            </text:list>
            <text:p text:style-name="P6"><text:span text:style-name="T11">yourApples = myApples</text:span><text:span text:style-name="T11"><text:tab/></text:span><text:span text:style-name="T11"><text:tab/></text:span><text:span text:style-name="T13"># points to same array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Changes to myAp... show up in yourAp...</text:p>
                      </text:list-item>
                    </text:list>
                  </text:list-item>
                </text:list>
              </text:list-item>
              <text:list-item>
                <text:p text:style-name="P1">Use a whole-list slice to <text:span text:style-name="T2">copy</text:span> a list:</text:p>
              </text:list-item>
            </text:list>
            <text:p text:style-name="P6"><text:span text:style-name="T11">yourApples = myApples[:]</text:span></text:p>
            <text:p text:style-name="P9"><text:span text:style-name="T19"># [:] is shorthand for [0:len(myApples)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28T16:02:54</meta:creation-date>
    <dc:creator>sean ho</dc:creator>
    <dc:date>2009-10-05T16:37:23</dc:date>
    <meta:editing-cycles>32</meta:editing-cycles>
    <meta:editing-duration>PT16H23M15S</meta:editing-duration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